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3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3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Atalante" svg:font-family="Atalant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au1" style:family="table">
      <style:table-properties style:width="27.7cm" table:align="margins" fo:background-color="transparent">
        <style:background-image/>
      </style:table-properties>
    </style:style>
    <style:style style:name="Tableau1.A" style:family="table-column">
      <style:table-column-properties style:column-width="1.838cm" style:rel-column-width="4348*"/>
    </style:style>
    <style:style style:name="Tableau1.B" style:family="table-column">
      <style:table-column-properties style:column-width="16.348cm" style:rel-column-width="38676*"/>
    </style:style>
    <style:style style:name="Tableau1.C" style:family="table-column">
      <style:table-column-properties style:column-width="1.949cm" style:rel-column-width="4611*"/>
    </style:style>
    <style:style style:name="Tableau1.D" style:family="table-column">
      <style:table-column-properties style:column-width="1.891cm" style:rel-column-width="4473*"/>
    </style:style>
    <style:style style:name="Tableau1.F" style:family="table-column">
      <style:table-column-properties style:column-width="1.97cm" style:rel-column-width="4661*"/>
    </style:style>
    <style:style style:name="Tableau1.G" style:family="table-column">
      <style:table-column-properties style:column-width="1.815cm" style:rel-column-width="4293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11" style:family="table-row">
      <style:table-row-properties style:min-row-height="0.176cm" fo:background-color="transparent">
        <style:background-image/>
      </style:table-row-properties>
    </style:style>
    <style:style style:name="Tableau1.12" style:family="table-row">
      <style:table-row-properties style:min-row-height="0.176cm"/>
    </style:style>
    <style:style style:name="P1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1pt" fo:background-color="transparent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1pt" fo:background-color="transparen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1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1pt" fo:background-color="transparen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talante"/>
    </style:style>
    <style:style style:name="T2" style:family="text">
      <style:text-properties fo:font-weight="bold" fo:background-color="transparent" style:font-weight-asian="bold" style:font-weight-complex="bold" loext:char-shading-value="0"/>
    </style:style>
    <style:style style:name="T3" style:family="text">
      <style:text-properties fo:font-weight="bold" fo:background-color="transparent" style:font-weight-asian="bold" style:font-weight-complex="bold" loext:char-shading-value="0"/>
    </style:style>
    <style:style style:name="T4" style:family="text">
      <style:text-properties fo:font-weight="bold" fo:background-color="transparent" style:font-weight-asian="bold" style:font-weight-complex="bold" loext:char-shading-value="0"/>
    </style:style>
    <style:style style:name="T5" style:family="text">
      <style:text-properties fo:font-weight="bold" fo:background-color="transparent" style:font-weight-asian="bold" style:font-weight-complex="bold" loext:char-shading-value="0"/>
    </style:style>
    <style:style style:name="T6" style:family="text">
      <style:text-properties fo:font-weight="bold" fo:background-color="transparent" style:font-weight-asian="bold" style:font-weight-complex="bold" loext:char-shading-value="0"/>
    </style:style>
    <style:style style:name="T7" style:family="text">
      <style:text-properties fo:font-weight="bold" fo:background-color="transparent" style:font-weight-asian="bold" style:font-weight-complex="bold" loext:char-shading-value="0"/>
    </style:style>
    <style:style style:name="T8" style:family="text">
      <style:text-properties fo:font-variant="small-caps"/>
    </style:style>
    <style:style style:name="T9" style:family="text">
      <style:text-properties fo:font-variant="small-caps"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fo:background-color="transparent" style:font-style-asian="normal" style:font-weight-asian="bold" style:font-style-complex="normal" style:font-weight-complex="bold" loext:char-shading-value="0"/>
    </style:style>
    <style:style style:name="T12" style:family="text">
      <style:text-properties fo:font-style="normal" fo:font-weight="bold" fo:background-color="transparent" style:font-style-asian="normal" style:font-weight-asian="bold" style:font-style-complex="normal" style:font-weight-complex="bold" loext:char-shading-value="0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9">Seconde</text:span><text:span text:style-name="T8"> : Progression Seconde 2023-24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row>
          <table:table-cell table:style-name="Tableau1.A1" office:value-type="string">
            <text:p text:style-name="P9">Chapitre</text:p>
          </table:table-cell>
          <table:table-cell table:style-name="Tableau1.A1" office:value-type="string">
            <text:p text:style-name="P9">Thème</text:p>
          </table:table-cell>
          <table:table-cell table:style-name="Tableau1.A1" office:value-type="string">
            <text:p text:style-name="P9">Semaines</text:p>
          </table:table-cell>
          <table:table-cell table:style-name="Tableau1.A1" office:value-type="string">
            <text:p text:style-name="P9">Nombre et calculs</text:p>
          </table:table-cell>
          <table:table-cell table:style-name="Tableau1.A1" office:value-type="string">
            <text:p text:style-name="P9">Fonctions</text:p>
          </table:table-cell>
          <table:table-cell table:style-name="Tableau1.A1" office:value-type="string">
            <text:p text:style-name="P9">Géométrie</text:p>
          </table:table-cell>
          <table:table-cell table:style-name="Tableau1.G1" office:value-type="string">
            <text:p text:style-name="P9">Stats &amp; Probas</text:p>
          </table:table-cell>
        </table:table-row>
        <table:table-row>
          <table:table-cell table:style-name="Tableau1.A2" office:value-type="string">
            <text:p text:style-name="P7">1</text:p>
          </table:table-cell>
          <table:table-cell table:style-name="Tableau1.B2" office:value-type="string">
            <text:p text:style-name="P7">Ensemble de nombres <text:span text:style-name="T1">N</text:span>, <text:span text:style-name="T1">Z</text:span>, <text:span text:style-name="T1">D</text:span>, <text:span text:style-name="T1">Q</text:span> et <text:span text:style-name="T1">R</text:span> et exemples, arithmétique, notion d’intervalles et notations <draw:frame draw:style-name="fr1" draw:name="Objet1" text:anchor-type="as-char" svg:y="-0.224cm" svg:width="0.741cm" svg:height="0.243cm" draw:z-index="0"><draw:object xlink:href="./Object 1" xlink:type="simple" xlink:show="embed" xlink:actuate="onLoad"/><draw:image xlink:href="./ObjectReplacements/Object 1" xlink:type="simple" xlink:show="embed" xlink:actuate="onLoad"/></draw:frame> et <draw:frame draw:style-name="fr1" draw:name="Objet2" text:anchor-type="as-char" svg:y="-0.198cm" svg:width="0.81cm" svg:height="0.219cm" draw:z-index="1"><draw:object xlink:href="./Object 2" xlink:type="simple" xlink:show="embed" xlink:actuate="onLoad"/><draw:image xlink:href="./ObjectReplacements/Object 2" xlink:type="simple" xlink:show="embed" xlink:actuate="onLoad"/></draw:frame>, multiples et diviseurs, Notation valeur absolue <draw:frame draw:style-name="fr1" draw:name="Objet3" text:anchor-type="as-char" svg:y="-0.347cm" svg:width="0.617cm" svg:height="0.432cm" draw:z-index="2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8"><text:span text:style-name="T2">Fiche</text:span><text:span text:style-name="T2"> </text:span><text:span text:style-name="T2">A</text:span><text:span text:style-name="T2"> </text:span>: les fractions</text:p>
          </table:table-cell>
          <table:table-cell table:style-name="Tableau1.C2" office:value-type="float" office:value="3">
            <text:p text:style-name="P7">3</text:p>
          </table:table-cell>
          <table:table-cell table:style-name="Tableau1.A2" office:value-type="string">
            <text:p text:style-name="P12">×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2</text:p>
          </table:table-cell>
          <table:table-cell table:style-name="Tableau1.B2" office:value-type="string">
            <text:p text:style-name="P7">Vecteurs 1 et coordonnées d’un point : vecteurs, normes et problèmes de géométrie</text:p>
            <text:p text:style-name="P8"><text:span text:style-name="T2">Fiche</text:span><text:span text:style-name="T2"> </text:span><text:span text:style-name="T2">B</text:span><text:span text:style-name="T2"> </text:span>: les puissances </text:p>
          </table:table-cell>
          <table:table-cell table:style-name="Tableau1.A2" office:value-type="string">
            <text:p text:style-name="P7">3,5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2">×</text:p>
          </table:table-cell>
          <table:table-cell table:style-name="Tableau1.G2" office:value-type="string">
            <text:p text:style-name="P9"/>
          </table:table-cell>
        </table:table-row>
        <table:table-row table:style-name="Tableau1.4">
          <table:table-cell table:style-name="Tableau1.A4" table:number-columns-spanned="7" office:value-type="string">
            <text:p text:style-name="P7">VACANCES DE TOUSSAI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7">3</text:p>
          </table:table-cell>
          <table:table-cell table:style-name="Tableau1.B2" office:value-type="string">
            <text:p text:style-name="P7">Fonctions 1 : Généralités, lectures graphiques et résolution d’équations (rechercher d’antécédents) ou d’inéquations, tableaux de signe</text:p>
            <text:p text:style-name="P4"><text:span text:style-name="T11">Fiche</text:span><text:span text:style-name="T11"> </text:span><text:span text:style-name="T11">C</text:span><text:span text:style-name="T11"> </text:span><text:span text:style-name="T13">: </text:span><text:span text:style-name="T10">calcul littéral </text:span></text:p>
            <text:p text:style-name="P11"><text:span text:style-name="T2">Fiche D</text:span><text:span text:style-name="T2"> </text:span>: les équations du premier degré (<draw:frame draw:style-name="fr1" draw:name="Objet4" text:anchor-type="as-char" svg:y="-0.346cm" svg:width="1.58cm" svg:height="0.43cm" draw:z-index="3"><draw:object xlink:href="./Object 3" xlink:type="simple" xlink:show="embed" xlink:actuate="onLoad"/><draw:image xlink:href="./ObjectReplacements/Object 3" xlink:type="simple" xlink:show="embed" xlink:actuate="onLoad"/></draw:frame>) </text:p>
          </table:table-cell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2">×</text:p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4</text:p>
          </table:table-cell>
          <table:table-cell table:style-name="Tableau1.B2" office:value-type="string">
            <text:p text:style-name="P7">Proportions, pourcentages, évolutions</text:p>
            <text:p text:style-name="P11"><text:span text:style-name="T2">Fiche E</text:span> : les racines carrées</text:p>
          </table:table-cell>
          <table:table-cell table:style-name="Tableau1.C2" office:value-type="float" office:value="3">
            <text:p text:style-name="P7">3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12">×</text:p>
          </table:table-cell>
        </table:table-row>
        <table:table-row table:style-name="Tableau1.4">
          <table:table-cell table:style-name="Tableau1.A4" table:number-columns-spanned="7" office:value-type="string">
            <text:p text:style-name="P7">VACANCES DE NOË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7">5</text:p>
          </table:table-cell>
          <table:table-cell table:style-name="Tableau1.B2" office:value-type="string">
            <text:p text:style-name="P7">Repérage et configuration dans le plan : coordonnées du milieu, distance dans repère orthonormé + triangle et trigonométrie</text:p>
            <text:p text:style-name="P7"/>
            <text:p text:style-name="P11"><text:span text:style-name="T2">Fiche F </text:span>: identités remarquables (développement, factorisation...)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>×</text:p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6</text:p>
          </table:table-cell>
          <table:table-cell table:style-name="Tableau1.B2" office:value-type="string">
            <text:p text:style-name="P7">Fonction 2 : Signe et sens de variations, extremum, parité</text:p>
            <text:p text:style-name="P1">Les élèves découvrent, manipulent et verbalisent certaines propriétés sur les fonctions de référence.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2">×</text:p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7</text:p>
          </table:table-cell>
          <table:table-cell table:style-name="Tableau1.B2" office:value-type="string">
            <text:p text:style-name="P7">Probabilités : univers, événements, union, intersection, loi de probabilité, arbres pondérés et tableaux</text:p>
            <text:p text:style-name="P8"><text:span text:style-name="T2">Fiche G</text:span><text:span text:style-name="T2"> </text:span>: <text:s/>inéquations du premier degré</text:p>
          </table:table-cell>
          <table:table-cell table:style-name="Tableau1.A2" office:value-type="string">
            <text:p text:style-name="P7">3 (1+<text:span text:style-name="T14">2</text:span>)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12">×</text:p>
          </table:table-cell>
        </table:table-row>
        <table:table-row table:style-name="Tableau1.11">
          <table:table-cell table:style-name="Tableau1.A4" table:number-columns-spanned="7" office:value-type="string">
            <text:p text:style-name="P7">VACANCES DE FÉVR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5">fin</text:p>
          </table:table-cell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2"/>
          </table:table-cell>
          <table:table-cell table:style-name="Tableau1.G2" office:value-type="string">
            <text:p text:style-name="P12"/>
          </table:table-cell>
        </table:table-row>
        <table:table-row table:style-name="Tableau1.12">
          <table:table-cell table:style-name="Tableau1.A2" office:value-type="string">
            <text:p text:style-name="P7">8</text:p>
          </table:table-cell>
          <table:table-cell table:style-name="Tableau1.B2" office:value-type="string">
            <text:p text:style-name="P7">Vecteurs 2: Produit d’un vecteur par un nombre réel, colinéarité, déterminant et applications</text:p>
            <text:p text:style-name="P8"><text:span text:style-name="T2">Fiche H</text:span><text:span text:style-name="T2"> </text:span>: équations produit</text:p>
          </table:table-cell>
          <table:table-cell table:style-name="Tableau1.A2" office:value-type="string">
            <text:p text:style-name="P7">2,5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2">×</text:p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7">9</text:p>
          </table:table-cell>
          <table:table-cell table:style-name="Tableau1.B2" office:value-type="string">
            <text:p text:style-name="P7">Fonction 3 : Fonctions de référence (carré, inverse, racine carrée et cube), fonctions affines</text:p>
            <text:p text:style-name="P8"><text:span text:style-name="T2">Fiche </text:span><text:span text:style-name="T2">I</text:span><text:span text:style-name="T2"> </text:span>: Techniques de résolution d’un système de deux équations à deux inconnues</text:p>
          </table:table-cell>
          <table:table-cell table:style-name="Tableau1.A2" office:value-type="string">
            <text:p text:style-name="P7">2,5 (1,5+<text:span text:style-name="T14">1</text:span>)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2">×</text:p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  <table:table-row table:style-name="Tableau1.4">
          <table:table-cell table:style-name="Tableau1.A4" table:number-columns-spanned="7" office:value-type="string">
            <text:p text:style-name="P7">VACANCES DE PRINTEM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C2">
            <text:p text:style-name="P7"/>
          </table:table-cell>
          <table:table-cell table:style-name="Tableau1.B2" office:value-type="string">
            <text:p text:style-name="P5">fin</text:p>
          </table:table-cell>
          <table:table-cell table:style-name="Tableau1.C2" office:value-type="float" office:value="1">
            <text:p text:style-name="P5">1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C2" office:value-type="float" office:value="10">
            <text:p text:style-name="P7">10</text:p>
          </table:table-cell>
          <table:table-cell table:style-name="Tableau1.B2" office:value-type="string">
            <text:p text:style-name="P7">Statistiques descriptives</text:p>
            <text:p text:style-name="P8"><text:span text:style-name="T2">Fiche </text:span><text:span text:style-name="T2">J</text:span><text:span text:style-name="T2"> </text:span>: Signe d’un produit et d’un quotient</text:p>
          </table:table-cell>
          <table:table-cell table:style-name="Tableau1.C2" office:value-type="float" office:value="1.5">
            <text:p text:style-name="P7">1,5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12">×</text:p>
          </table:table-cell>
        </table:table-row>
        <table:table-row>
          <table:table-cell table:style-name="Tableau1.A2" office:value-type="string">
            <text:p text:style-name="P7">11</text:p>
          </table:table-cell>
          <table:table-cell table:style-name="Tableau1.B2" office:value-type="string">
            <text:p text:style-name="P7">Équations de droites : équations réduites, cartésiennes et position relative (résolution de systèmes)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2">×</text:p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6">12</text:p>
          </table:table-cell>
          <table:table-cell table:style-name="Tableau1.B2" office:value-type="string">
            <text:p text:style-name="P2">Échantillonnage</text:p>
          </table:table-cell>
          <table:table-cell table:style-name="Tableau1.A2" office:value-type="string">
            <text:p text:style-name="P6">0,5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G2" office:value-type="string">
            <text:p text:style-name="P13">×</text:p>
          </table:table-cell>
        </table:table-row>
      </table:table>
      <text:p text:style-name="P3"><text:soft-page-break/></text:p>
      <text:p text:style-name="Standard"/>
      <text:p text:style-name="Standard">Rentrée mercredi 04/09 → Toussaint : 6,5 semaines</text:p>
      <text:p text:style-name="Standard">Toussaint → Noël : 7 semaines</text:p>
      <text:p text:style-name="Standard">Noël → Février : 5 semaines</text:p>
      <text:p text:style-name="Standard">Février → Printemps : 6 semaines</text:p>
      <text:p text:style-name="Standard">Printemps → Été : 7 semaines jusqu’au vendredi 7 juin <text:s/>(avec plusieurs jours fériés)</text:p>
      <text:p text:style-name="Standard"/>
      <text:p text:style-name="Standard">Année : 31,5 semain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Atalante" svg:font-family="Atalant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1pt" fo:language="fr" fo:country="FR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ource Han Sans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Source Han Sans CN1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/>
      <style:text-properties style:font-name="Liberation Serif" fo:font-size="14pt" fo:font-weight="bold" style:font-name-asian="Source Han Sans CN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59cm" fo:margin-bottom="0.33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5T15:27:59.526324886</meta:creation-date>
    <dc:date>2023-09-05T10:59:55.56</dc:date>
    <meta:editing-duration>PT13H43M45S</meta:editing-duration>
    <meta:editing-cycles>19</meta:editing-cycles>
    <meta:generator>OpenOffice/4.1.10$Win32 OpenOffice.org_project/4110m2$Build-9807</meta:generator>
    <dc:creator>Anne Condemine</dc:creator>
    <meta:document-statistic meta:table-count="1" meta:image-count="0" meta:object-count="4" meta:page-count="2" meta:paragraph-count="81" meta:word-count="340" meta:character-count="2025"/>
  </office:meta>
</office:document-meta>
</file>

<file path=Object 1/content.xml><?xml version="1.0" encoding="utf-8"?>
<math xmlns="http://www.w3.org/1998/Math/MathML" display="block">
  <semantics>
    <mrow>
      <mo stretchy="false">+</mo>
      <mi mathvariant="normal">∞</mi>
    </mrow>
    <annotation encoding="StarMath 5.0">+infinity </annotation>
  </semantics>
</math>
</file>

<file path=Object 2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 </annotation>
  </semantics>
</math>
</file>

<file path=Object 3/content.xml><?xml version="1.0" encoding="utf-8"?>
<math xmlns="http://www.w3.org/1998/Math/MathML" display="block">
  <semantics>
    <mrow>
      <mrow>
        <mi mathvariant="italic">ax</mi>
        <mo stretchy="false">+</mo>
        <mi>b</mi>
      </mrow>
      <mo stretchy="false">=</mo>
      <mi>c</mi>
    </mrow>
    <annotation encoding="StarMath 5.0">ax+b=c</annotation>
  </semantics>
</math>
</file>

<file path=Object 4/content.xml><?xml version="1.0" encoding="utf-8"?>
<math xmlns="http://www.w3.org/1998/Math/MathML" display="block">
  <semantics>
    <mrow>
      <mo fence="true" form="prefix" stretchy="true">|</mo>
      <mrow>
        <mi>a</mi>
      </mrow>
      <mo fence="true" form="postfix" stretchy="true">|</mo>
    </mrow>
    <annotation encoding="StarMath 5.0">abs a </annotation>
  </semantics>
</math>
</file>